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5" style:family="paragraph"/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ListParagraph" style:list-style-name="LFO5" style:family="paragraph"/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  <style:style style:name="P23" style:parent-style-name="ListParagraph" style:list-style-name="LFO7" style:family="paragraph"/>
    <style:style style:name="P24" style:parent-style-name="ListParagraph" style:list-style-name="LFO7" style:family="paragraph"/>
    <style:style style:name="P25" style:parent-style-name="ListParagraph" style:list-style-name="LFO7" style:family="paragraph"/>
    <style:style style:name="P26" style:parent-style-name="ListParagraph" style:list-style-name="LFO7" style:family="paragraph"/>
    <style:style style:name="P27" style:parent-style-name="ListParagraph" style:list-style-name="LFO8" style:family="paragraph"/>
    <style:style style:name="P28" style:parent-style-name="ListParagraph" style:list-style-name="LFO8" style:family="paragraph"/>
    <style:style style:name="P29" style:parent-style-name="ListParagraph" style:list-style-name="LFO8" style:family="paragraph"/>
    <style:style style:name="P30" style:parent-style-name="ListParagraph" style:list-style-name="LFO8" style:family="paragraph"/>
    <style:style style:name="P31" style:parent-style-name="ListParagraph" style:list-style-name="LFO9" style:family="paragraph"/>
    <style:style style:name="P32" style:parent-style-name="ListParagraph" style:list-style-name="LFO9" style:family="paragraph"/>
    <style:style style:name="P33" style:parent-style-name="ListParagraph" style:list-style-name="LFO9" style:family="paragraph"/>
    <style:style style:name="P34" style:parent-style-name="ListParagraph" style:list-style-name="LFO9" style:family="paragraph"/>
    <style:style style:name="P35" style:parent-style-name="ListParagraph" style:list-style-name="LFO10" style:family="paragraph"/>
    <style:style style:name="P36" style:parent-style-name="ListParagraph" style:list-style-name="LFO10" style:family="paragraph"/>
    <style:style style:name="P37" style:parent-style-name="ListParagraph" style:list-style-name="LFO10" style:family="paragraph"/>
    <style:style style:name="P38" style:parent-style-name="ListParagraph" style:list-style-name="LFO10" style:family="paragraph"/>
  </office:automatic-styles>
  <office:body>
    <office:text text:use-soft-page-breaks="true">
      <text:p text:style-name="P1">1 As a General Director I want to login to my account as the highest admin authority</text:p>
      <text:p text:style-name="Normal">to manage users<text:s/></text:p>
      <text:p text:style-name="Normal"/>
      <text:p text:style-name="Normal">Acceptance Criteria:</text:p>
      <text:list text:style-name="LFO1" text:continue-numbering="true">
        <text:list-item>
          <text:p text:style-name="P2">The username and password will be checked by the program</text:p>
        </text:list-item>
        <text:list-item>
          <text:p text:style-name="P3">If the account has the permission to manage users, it will gain admin status</text:p>
        </text:list-item>
        <text:list-item>
          <text:p text:style-name="P4">Else it will gain limited acces to the infrastructure</text:p>
        </text:list-item>
      </text:list>
      <text:p text:style-name="Normal"/>
      <text:p text:style-name="Normal">2 As a General Director I want to logout to my account</text:p>
      <text:p text:style-name="Normal"/>
      <text:p text:style-name="Normal">Acceptance Criteria:</text:p>
      <text:list text:style-name="LFO2" text:continue-numbering="true">
        <text:list-item>
          <text:p text:style-name="P5">I will press the log off button if I want to dissconect from my account</text:p>
        </text:list-item>
        <text:list-item>
          <text:p text:style-name="P6">The system will logg me off</text:p>
        </text:list-item>
      </text:list>
      <text:p text:style-name="Normal"/>
      <text:p text:style-name="Normal">3 As a General Director I want to add users in case the other admins are busy</text:p>
      <text:p text:style-name="Normal"/>
      <text:p text:style-name="Normal">Acceptance Criteria:</text:p>
      <text:list text:style-name="LFO3" text:continue-numbering="true">
        <text:list-item>
          <text:p text:style-name="P7">If the account has admin status after all the required user data is aquired, the user can be added</text:p>
        </text:list-item>
        <text:list-item>
          <text:p text:style-name="P8">Else the user has to be added by someone who has admin permissions</text:p>
        </text:list-item>
        <text:list-item>
          <text:p text:style-name="P9">The system validates the data</text:p>
        </text:list-item>
        <text:list-item>
          <text:p text:style-name="P10">The user is added to the system<text:s/></text:p>
        </text:list-item>
      </text:list>
      <text:p text:style-name="Normal"/>
      <text:p text:style-name="Normal"/>
      <text:p text:style-name="Normal">4 As a General Director I want to remove users in case the other admins are busy</text:p>
      <text:p text:style-name="Normal"/>
      <text:p text:style-name="Normal">Acceptance Criteria:</text:p>
      <text:list text:style-name="LFO4" text:continue-numbering="true">
        <text:list-item>
          <text:p text:style-name="P11">If the account has admin status after all the required user data is aquired, the user can be removed</text:p>
        </text:list-item>
        <text:list-item>
          <text:p text:style-name="P12">Else the user has to be added by someone who has admin permissions</text:p>
        </text:list-item>
        <text:list-item>
          <text:p text:style-name="P13">The system validates the data</text:p>
        </text:list-item>
        <text:list-item>
          <text:p text:style-name="P14">The user is removed from system</text:p>
        </text:list-item>
      </text:list>
      <text:p text:style-name="Normal"/>
      <text:soft-page-break/>
      <text:p text:style-name="Normal">5 As a General Director I want to edit users' data in case the other admins are busy</text:p>
      <text:p text:style-name="Normal"/>
      <text:p text:style-name="Normal">Acceptance Criteria:</text:p>
      <text:list text:style-name="LFO5" text:continue-numbering="true">
        <text:list-item>
          <text:p text:style-name="P15">If the account has admin status, the users' data can be modified</text:p>
        </text:list-item>
        <text:list-item>
          <text:p text:style-name="P16">Else the user has to be added by someone who has admin permissions</text:p>
        </text:list-item>
        <text:list-item>
          <text:p text:style-name="P17">The system validates the data</text:p>
        </text:list-item>
        <text:list-item>
          <text:p text:style-name="P18">The data is correctly modified<text:s/></text:p>
        </text:list-item>
      </text:list>
      <text:p text:style-name="Normal"/>
      <text:p text:style-name="Normal">6 As a general Director I want to open a position, so people can check out available jobs</text:p>
      <text:p text:style-name="Normal"/>
      <text:p text:style-name="Normal">Acceptance Criteria:</text:p>
      <text:list text:style-name="LFO6" text:continue-numbering="true">
        <text:list-item>
          <text:p text:style-name="P19">If the account has admin status, the account can add positions<text:s/></text:p>
        </text:list-item>
        <text:list-item>
          <text:p text:style-name="P20">Else the user has to be added by someone who has admin permissions</text:p>
        </text:list-item>
        <text:list-item>
          <text:p text:style-name="P21">The system validates new position description</text:p>
        </text:list-item>
        <text:list-item>
          <text:p text:style-name="P22">A new position is added<text:s/></text:p>
        </text:list-item>
      </text:list>
      <text:p text:style-name="Normal"/>
      <text:p text:style-name="Normal">7 As a general Director I want to close a position, to display that we don't need new employees on that task</text:p>
      <text:p text:style-name="Normal"/>
      <text:p text:style-name="Normal">Acceptance Criteria:</text:p>
      <text:list text:style-name="LFO7" text:continue-numbering="true">
        <text:list-item>
          <text:p text:style-name="P23">If the account has admin status, the account can remove positions<text:s/></text:p>
        </text:list-item>
        <text:list-item>
          <text:p text:style-name="P24">Else the user has to be added by someone who has admin permissions</text:p>
        </text:list-item>
        <text:list-item>
          <text:p text:style-name="P25">The system validates the removed position from the system</text:p>
        </text:list-item>
        <text:list-item>
          <text:p text:style-name="P26">A the position is removed</text:p>
        </text:list-item>
      </text:list>
      <text:p text:style-name="Normal"/>
      <text:p text:style-name="Normal">8 As a general Director I want to edit a position, so people can check the changed requirements off the job</text:p>
      <text:p text:style-name="Normal"/>
      <text:p text:style-name="Normal">Acceptance Criteria:</text:p>
      <text:list text:style-name="LFO8" text:continue-numbering="true">
        <text:list-item>
          <text:p text:style-name="P27">If the account has admin status, the account can add positions<text:s/></text:p>
        </text:list-item>
        <text:list-item>
          <text:p text:style-name="P28">Else the user has to be added by someone who has admin permissions</text:p>
        </text:list-item>
        <text:list-item>
          <text:p text:style-name="P29">The system validates the modified data of the position<text:s/></text:p>
        </text:list-item>
        <text:list-item>
          <text:p text:style-name="P30">A the position new data is modified<text:s/></text:p>
        </text:list-item>
      </text:list>
      <text:p text:style-name="Normal"/>
      <text:p text:style-name="Normal">9 As a general Director I want to add the message to all of the user, to inform users important news</text:p>
      <text:p text:style-name="Normal"/>
      <text:p text:style-name="Normal">Acceptance Criteria:</text:p>
      <text:list text:style-name="LFO9" text:continue-numbering="true">
        <text:list-item>
          <text:p text:style-name="P31">If the account has admin status, the account can add positions<text:s/></text:p>
        </text:list-item>
        <text:list-item>
          <text:p text:style-name="P32">Else the user has to be added by someone who has admin permissions</text:p>
        </text:list-item>
        <text:list-item>
          <text:p text:style-name="P33">The system will check the message data</text:p>
        </text:list-item>
        <text:list-item>
          <text:p text:style-name="P34">The message will be sent to all the users</text:p>
        </text:list-item>
      </text:list>
      <text:p text:style-name="Normal"/>
      <text:p text:style-name="Normal">10 As a general Director I want to add the message to all of the user who have admin status, to inform users important news</text:p>
      <text:p text:style-name="Normal"/>
      <text:p text:style-name="Normal">Acceptance Criteria:</text:p>
      <text:list text:style-name="LFO10" text:continue-numbering="true">
        <text:list-item>
          <text:p text:style-name="P35">If the account has admin status, the account can add positions<text:s/></text:p>
        </text:list-item>
        <text:list-item>
          <text:p text:style-name="P36">Else the user has to be added by someone who has admin permissions</text:p>
        </text:list-item>
        <text:list-item>
          <text:p text:style-name="P37">The system will check the message data</text:p>
        </text:list-item>
        <text:list-item>
          <text:p text:style-name="P38">The message will be sent to all the users with admin status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radu</meta:initial-creator>
    <dc:creator>radu radu</dc:creator>
    <meta:creation-date>2023-10-29T14:50:00Z</meta:creation-date>
    <dc:date>2023-10-29T14:51:00Z</dc:date>
    <meta:template xlink:href="Normal" xlink:type="simple"/>
    <meta:editing-cycles>1</meta:editing-cycles>
    <meta:editing-duration>PT60S</meta:editing-duration>
    <meta:document-statistic meta:page-count="3" meta:paragraph-count="6" meta:word-count="476" meta:character-count="3187" meta:row-count="22" meta:non-whitespace-character-count="2717"/>
  </office:meta>
</office:document-meta>
</file>